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1.55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flag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iff mean</text:p>
          </table:table-cell>
          <table:table-cell office:value-type="string" calcext:value-type="string">
            <text:p>significant</text:p>
          </table:table-cell>
          <table:table-cell/>
          <table:table-cell office:value-type="string" calcext:value-type="string">
            <text:p>mean</text:p>
          </table:table-cell>
          <table:table-cell office:value-type="float" office:value="2.0988" calcext:value-type="float">
            <text:p>2.0988</text:p>
          </table:table-cell>
          <table:table-cell office:value-type="string" calcext:value-type="string">
            <text:p>no mods</text:p>
          </table:table-cell>
        </table:table-row>
        <table:table-row table:style-name="ro1">
          <table:table-cell office:value-type="string" calcext:value-type="string">
            <text:p>-fno-tree-pre</text:p>
          </table:table-cell>
          <table:table-cell office:value-type="float" office:value="2.0656" calcext:value-type="float">
            <text:p>2.0656</text:p>
          </table:table-cell>
          <table:table-cell table:formula="of:=[.B2]-[.$G$1]" office:value-type="float" office:value="-0.0331999999999999" calcext:value-type="float">
            <text:p>-0.0332</text:p>
          </table:table-cell>
          <table:table-cell table:formula="of:=IF(ABS([.C2])&gt;[.$G$2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d</text:p>
          </table:table-cell>
          <table:table-cell table:formula="of:=STDEV([.H2:.H11])" office:value-type="float" office:value="0.000918936583472752" calcext:value-type="float">
            <text:p>0.0009189366</text:p>
          </table:table-cell>
          <table:table-cell office:value-type="float" office:value="2.101" calcext:value-type="float">
            <text:p>2.101</text:p>
          </table:table-cell>
        </table:table-row>
        <table:table-row table:style-name="ro1">
          <table:table-cell office:value-type="string" calcext:value-type="string">
            <text:p>-fno-tree-loop-optimize</text:p>
          </table:table-cell>
          <table:table-cell office:value-type="float" office:value="2.0657" calcext:value-type="float">
            <text:p>2.0657</text:p>
          </table:table-cell>
          <table:table-cell table:formula="of:=[.B3]-[.$G$1]" office:value-type="float" office:value="-0.0330999999999997" calcext:value-type="float">
            <text:p>-0.0331</text:p>
          </table:table-cell>
          <table:table-cell table:formula="of:=IF(ABS([.C3])&gt;[.$G$2])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string" calcext:value-type="string">
            <text:p>-fno-tree-fre</text:p>
          </table:table-cell>
          <table:table-cell office:value-type="float" office:value="2.0691" calcext:value-type="float">
            <text:p>2.0691</text:p>
          </table:table-cell>
          <table:table-cell table:formula="of:=[.B4]-[.$G$1]" office:value-type="float" office:value="-0.0296999999999996" calcext:value-type="float">
            <text:p>-0.0297</text:p>
          </table:table-cell>
          <table:table-cell table:formula="of:=IF(ABS([.C4])&gt;[.$G$2])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2.099" calcext:value-type="float">
            <text:p>2.099</text:p>
          </table:table-cell>
        </table:table-row>
        <table:table-row table:style-name="ro1">
          <table:table-cell office:value-type="string" calcext:value-type="string">
            <text:p>-fno-unswitch-loops</text:p>
          </table:table-cell>
          <table:table-cell office:value-type="float" office:value="2.0822" calcext:value-type="float">
            <text:p>2.0822</text:p>
          </table:table-cell>
          <table:table-cell table:formula="of:=[.B5]-[.$G$1]" office:value-type="float" office:value="-0.0165999999999999" calcext:value-type="float">
            <text:p>-0.0166</text:p>
          </table:table-cell>
          <table:table-cell table:formula="of:=IF(ABS([.C5])&gt;[.$G$2])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string" calcext:value-type="string">
            <text:p>-fno-tree-pta</text:p>
          </table:table-cell>
          <table:table-cell office:value-type="float" office:value="2.0823" calcext:value-type="float">
            <text:p>2.0823</text:p>
          </table:table-cell>
          <table:table-cell table:formula="of:=[.B6]-[.$G$1]" office:value-type="float" office:value="-0.0164999999999997" calcext:value-type="float">
            <text:p>-0.0165</text:p>
          </table:table-cell>
          <table:table-cell table:formula="of:=IF(ABS([.C6])&gt;[.$G$2])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2.099" calcext:value-type="float">
            <text:p>2.099</text:p>
          </table:table-cell>
        </table:table-row>
        <table:table-row table:style-name="ro1">
          <table:table-cell office:value-type="string" calcext:value-type="string">
            <text:p>-fno-align-functions</text:p>
          </table:table-cell>
          <table:table-cell office:value-type="float" office:value="2.0985" calcext:value-type="float">
            <text:p>2.0985</text:p>
          </table:table-cell>
          <table:table-cell table:formula="of:=[.B7]-[.$G$1]" office:value-type="float" office:value="-0.000299999999999745" calcext:value-type="float">
            <text:p>-0.0003</text:p>
          </table:table-cell>
          <table:table-cell table:formula="of:=IF(ABS([.C7])&gt;[.$G$2])"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2.099" calcext:value-type="float">
            <text:p>2.099</text:p>
          </table:table-cell>
        </table:table-row>
        <table:table-row table:style-name="ro1">
          <table:table-cell office:value-type="string" calcext:value-type="string">
            <text:p>-fno-expensive-optimizations</text:p>
          </table:table-cell>
          <table:table-cell office:value-type="float" office:value="2.0985" calcext:value-type="float">
            <text:p>2.0985</text:p>
          </table:table-cell>
          <table:table-cell table:formula="of:=[.B8]-[.$G$1]" office:value-type="float" office:value="-0.000299999999999745" calcext:value-type="float">
            <text:p>-0.0003</text:p>
          </table:table-cell>
          <table:table-cell table:formula="of:=IF(ABS([.C8])&gt;[.$G$2])"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2.099" calcext:value-type="float">
            <text:p>2.099</text:p>
          </table:table-cell>
        </table:table-row>
        <table:table-row table:style-name="ro1">
          <table:table-cell office:value-type="string" calcext:value-type="string">
            <text:p>-fno-forward-propagate</text:p>
          </table:table-cell>
          <table:table-cell office:value-type="float" office:value="2.0985" calcext:value-type="float">
            <text:p>2.0985</text:p>
          </table:table-cell>
          <table:table-cell table:formula="of:=[.B9]-[.$G$1]" office:value-type="float" office:value="-0.000299999999999745" calcext:value-type="float">
            <text:p>-0.0003</text:p>
          </table:table-cell>
          <table:table-cell table:formula="of:=IF(ABS([.C9])&gt;[.$G$2])"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string" calcext:value-type="string">
            <text:p>-fno-hoist-adjacent-loads</text:p>
          </table:table-cell>
          <table:table-cell office:value-type="float" office:value="2.0985" calcext:value-type="float">
            <text:p>2.0985</text:p>
          </table:table-cell>
          <table:table-cell table:formula="of:=[.B10]-[.$G$1]" office:value-type="float" office:value="-0.000299999999999745" calcext:value-type="float">
            <text:p>-0.0003</text:p>
          </table:table-cell>
          <table:table-cell table:formula="of:=IF(ABS([.C10])&gt;[.$G$2])"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2.099" calcext:value-type="float">
            <text:p>2.099</text:p>
          </table:table-cell>
        </table:table-row>
        <table:table-row table:style-name="ro1">
          <table:table-cell office:value-type="string" calcext:value-type="string">
            <text:p>-fno-regmove</text:p>
          </table:table-cell>
          <table:table-cell office:value-type="float" office:value="2.0985" calcext:value-type="float">
            <text:p>2.0985</text:p>
          </table:table-cell>
          <table:table-cell table:formula="of:=[.B11]-[.$G$1]" office:value-type="float" office:value="-0.000299999999999745" calcext:value-type="float">
            <text:p>-0.0003</text:p>
          </table:table-cell>
          <table:table-cell table:formula="of:=IF(ABS([.C11])&gt;[.$G$2])"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string" calcext:value-type="string">
            <text:p>-fno-sched-stalled-insns-dep</text:p>
          </table:table-cell>
          <table:table-cell office:value-type="float" office:value="2.0985" calcext:value-type="float">
            <text:p>2.0985</text:p>
          </table:table-cell>
          <table:table-cell table:formula="of:=[.B12]-[.$G$1]" office:value-type="float" office:value="-0.000299999999999745" calcext:value-type="float">
            <text:p>-0.0003</text:p>
          </table:table-cell>
          <table:table-cell table:formula="of:=IF(ABS([.C12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bit-ccp</text:p>
          </table:table-cell>
          <table:table-cell office:value-type="float" office:value="2.0985" calcext:value-type="float">
            <text:p>2.0985</text:p>
          </table:table-cell>
          <table:table-cell table:formula="of:=[.B13]-[.$G$1]" office:value-type="float" office:value="-0.000299999999999745" calcext:value-type="float">
            <text:p>-0.0003</text:p>
          </table:table-cell>
          <table:table-cell table:formula="of:=IF(ABS([.C13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vectorize</text:p>
          </table:table-cell>
          <table:table-cell office:value-type="float" office:value="2.0985" calcext:value-type="float">
            <text:p>2.0985</text:p>
          </table:table-cell>
          <table:table-cell table:formula="of:=[.B14]-[.$G$1]" office:value-type="float" office:value="-0.000299999999999745" calcext:value-type="float">
            <text:p>-0.0003</text:p>
          </table:table-cell>
          <table:table-cell table:formula="of:=IF(ABS([.C14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align-labels</text:p>
          </table:table-cell>
          <table:table-cell office:value-type="float" office:value="2.0986" calcext:value-type="float">
            <text:p>2.0986</text:p>
          </table:table-cell>
          <table:table-cell table:formula="of:=[.B15]-[.$G$1]" office:value-type="float" office:value="-0.000199999999999978" calcext:value-type="float">
            <text:p>-0.0002</text:p>
          </table:table-cell>
          <table:table-cell table:formula="of:=IF(ABS([.C15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aller-saves</text:p>
          </table:table-cell>
          <table:table-cell office:value-type="float" office:value="2.0986" calcext:value-type="float">
            <text:p>2.0986</text:p>
          </table:table-cell>
          <table:table-cell table:formula="of:=[.B16]-[.$G$1]" office:value-type="float" office:value="-0.000199999999999978" calcext:value-type="float">
            <text:p>-0.0002</text:p>
          </table:table-cell>
          <table:table-cell table:formula="of:=IF(ABS([.C16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ombine-stack-adjustments</text:p>
          </table:table-cell>
          <table:table-cell office:value-type="float" office:value="2.0986" calcext:value-type="float">
            <text:p>2.0986</text:p>
          </table:table-cell>
          <table:table-cell table:formula="of:=[.B17]-[.$G$1]" office:value-type="float" office:value="-0.000199999999999978" calcext:value-type="float">
            <text:p>-0.0002</text:p>
          </table:table-cell>
          <table:table-cell table:formula="of:=IF(ABS([.C17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ompare-elim</text:p>
          </table:table-cell>
          <table:table-cell office:value-type="float" office:value="2.0986" calcext:value-type="float">
            <text:p>2.0986</text:p>
          </table:table-cell>
          <table:table-cell table:formula="of:=[.B18]-[.$G$1]" office:value-type="float" office:value="-0.000199999999999978" calcext:value-type="float">
            <text:p>-0.0002</text:p>
          </table:table-cell>
          <table:table-cell table:formula="of:=IF(ABS([.C18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se-follow-jumps</text:p>
          </table:table-cell>
          <table:table-cell office:value-type="float" office:value="2.0986" calcext:value-type="float">
            <text:p>2.0986</text:p>
          </table:table-cell>
          <table:table-cell table:formula="of:=[.B19]-[.$G$1]" office:value-type="float" office:value="-0.000199999999999978" calcext:value-type="float">
            <text:p>-0.0002</text:p>
          </table:table-cell>
          <table:table-cell table:formula="of:=IF(ABS([.C19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gcse-after-reload</text:p>
          </table:table-cell>
          <table:table-cell office:value-type="float" office:value="2.0986" calcext:value-type="float">
            <text:p>2.0986</text:p>
          </table:table-cell>
          <table:table-cell table:formula="of:=[.B20]-[.$G$1]" office:value-type="float" office:value="-0.000199999999999978" calcext:value-type="float">
            <text:p>-0.0002</text:p>
          </table:table-cell>
          <table:table-cell table:formula="of:=IF(ABS([.C20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jump-tables</text:p>
          </table:table-cell>
          <table:table-cell office:value-type="float" office:value="2.0986" calcext:value-type="float">
            <text:p>2.0986</text:p>
          </table:table-cell>
          <table:table-cell table:formula="of:=[.B21]-[.$G$1]" office:value-type="float" office:value="-0.000199999999999978" calcext:value-type="float">
            <text:p>-0.0002</text:p>
          </table:table-cell>
          <table:table-cell table:formula="of:=IF(ABS([.C21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optimize-sibling-calls</text:p>
          </table:table-cell>
          <table:table-cell office:value-type="float" office:value="2.0986" calcext:value-type="float">
            <text:p>2.0986</text:p>
          </table:table-cell>
          <table:table-cell table:formula="of:=[.B22]-[.$G$1]" office:value-type="float" office:value="-0.000199999999999978" calcext:value-type="float">
            <text:p>-0.0002</text:p>
          </table:table-cell>
          <table:table-cell table:formula="of:=IF(ABS([.C22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prefetch-loop-arrays</text:p>
          </table:table-cell>
          <table:table-cell office:value-type="float" office:value="2.0986" calcext:value-type="float">
            <text:p>2.0986</text:p>
          </table:table-cell>
          <table:table-cell table:formula="of:=[.B23]-[.$G$1]" office:value-type="float" office:value="-0.000199999999999978" calcext:value-type="float">
            <text:p>-0.0002</text:p>
          </table:table-cell>
          <table:table-cell table:formula="of:=IF(ABS([.C23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rename-registers</text:p>
          </table:table-cell>
          <table:table-cell office:value-type="float" office:value="2.0986" calcext:value-type="float">
            <text:p>2.0986</text:p>
          </table:table-cell>
          <table:table-cell table:formula="of:=[.B24]-[.$G$1]" office:value-type="float" office:value="-0.000199999999999978" calcext:value-type="float">
            <text:p>-0.0002</text:p>
          </table:table-cell>
          <table:table-cell table:formula="of:=IF(ABS([.C24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reorder-functions</text:p>
          </table:table-cell>
          <table:table-cell office:value-type="float" office:value="2.0986" calcext:value-type="float">
            <text:p>2.0986</text:p>
          </table:table-cell>
          <table:table-cell table:formula="of:=[.B25]-[.$G$1]" office:value-type="float" office:value="-0.000199999999999978" calcext:value-type="float">
            <text:p>-0.0002</text:p>
          </table:table-cell>
          <table:table-cell table:formula="of:=IF(ABS([.C25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dep-count-heuristic</text:p>
          </table:table-cell>
          <table:table-cell office:value-type="float" office:value="2.0986" calcext:value-type="float">
            <text:p>2.0986</text:p>
          </table:table-cell>
          <table:table-cell table:formula="of:=[.B26]-[.$G$1]" office:value-type="float" office:value="-0.000199999999999978" calcext:value-type="float">
            <text:p>-0.0002</text:p>
          </table:table-cell>
          <table:table-cell table:formula="of:=IF(ABS([.C26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interblock</text:p>
          </table:table-cell>
          <table:table-cell office:value-type="float" office:value="2.0986" calcext:value-type="float">
            <text:p>2.0986</text:p>
          </table:table-cell>
          <table:table-cell table:formula="of:=[.B27]-[.$G$1]" office:value-type="float" office:value="-0.000199999999999978" calcext:value-type="float">
            <text:p>-0.0002</text:p>
          </table:table-cell>
          <table:table-cell table:formula="of:=IF(ABS([.C27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rank-heuristic</text:p>
          </table:table-cell>
          <table:table-cell office:value-type="float" office:value="2.0986" calcext:value-type="float">
            <text:p>2.0986</text:p>
          </table:table-cell>
          <table:table-cell table:formula="of:=[.B28]-[.$G$1]" office:value-type="float" office:value="-0.000199999999999978" calcext:value-type="float">
            <text:p>-0.0002</text:p>
          </table:table-cell>
          <table:table-cell table:formula="of:=IF(ABS([.C28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spec-insn-heuristic</text:p>
          </table:table-cell>
          <table:table-cell office:value-type="float" office:value="2.0986" calcext:value-type="float">
            <text:p>2.0986</text:p>
          </table:table-cell>
          <table:table-cell table:formula="of:=[.B29]-[.$G$1]" office:value-type="float" office:value="-0.000199999999999978" calcext:value-type="float">
            <text:p>-0.0002</text:p>
          </table:table-cell>
          <table:table-cell table:formula="of:=IF(ABS([.C29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plit-wide-types</text:p>
          </table:table-cell>
          <table:table-cell office:value-type="float" office:value="2.0986" calcext:value-type="float">
            <text:p>2.0986</text:p>
          </table:table-cell>
          <table:table-cell table:formula="of:=[.B30]-[.$G$1]" office:value-type="float" office:value="-0.000199999999999978" calcext:value-type="float">
            <text:p>-0.0002</text:p>
          </table:table-cell>
          <table:table-cell table:formula="of:=IF(ABS([.C30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hreadsafe-statics</text:p>
          </table:table-cell>
          <table:table-cell office:value-type="float" office:value="2.0986" calcext:value-type="float">
            <text:p>2.0986</text:p>
          </table:table-cell>
          <table:table-cell table:formula="of:=[.B31]-[.$G$1]" office:value-type="float" office:value="-0.000199999999999978" calcext:value-type="float">
            <text:p>-0.0002</text:p>
          </table:table-cell>
          <table:table-cell table:formula="of:=IF(ABS([.C31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dominator-opts</text:p>
          </table:table-cell>
          <table:table-cell office:value-type="float" office:value="2.0986" calcext:value-type="float">
            <text:p>2.0986</text:p>
          </table:table-cell>
          <table:table-cell table:formula="of:=[.B32]-[.$G$1]" office:value-type="float" office:value="-0.000199999999999978" calcext:value-type="float">
            <text:p>-0.0002</text:p>
          </table:table-cell>
          <table:table-cell table:formula="of:=IF(ABS([.C32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loop-if-convert</text:p>
          </table:table-cell>
          <table:table-cell office:value-type="float" office:value="2.0986" calcext:value-type="float">
            <text:p>2.0986</text:p>
          </table:table-cell>
          <table:table-cell table:formula="of:=[.B33]-[.$G$1]" office:value-type="float" office:value="-0.000199999999999978" calcext:value-type="float">
            <text:p>-0.0002</text:p>
          </table:table-cell>
          <table:table-cell table:formula="of:=IF(ABS([.C33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reassoc</text:p>
          </table:table-cell>
          <table:table-cell office:value-type="float" office:value="2.0986" calcext:value-type="float">
            <text:p>2.0986</text:p>
          </table:table-cell>
          <table:table-cell table:formula="of:=[.B34]-[.$G$1]" office:value-type="float" office:value="-0.000199999999999978" calcext:value-type="float">
            <text:p>-0.0002</text:p>
          </table:table-cell>
          <table:table-cell table:formula="of:=IF(ABS([.C34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scev-cprop</text:p>
          </table:table-cell>
          <table:table-cell office:value-type="float" office:value="2.0986" calcext:value-type="float">
            <text:p>2.0986</text:p>
          </table:table-cell>
          <table:table-cell table:formula="of:=[.B35]-[.$G$1]" office:value-type="float" office:value="-0.000199999999999978" calcext:value-type="float">
            <text:p>-0.0002</text:p>
          </table:table-cell>
          <table:table-cell table:formula="of:=IF(ABS([.C35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slsr</text:p>
          </table:table-cell>
          <table:table-cell office:value-type="float" office:value="2.0986" calcext:value-type="float">
            <text:p>2.0986</text:p>
          </table:table-cell>
          <table:table-cell table:formula="of:=[.B36]-[.$G$1]" office:value-type="float" office:value="-0.000199999999999978" calcext:value-type="float">
            <text:p>-0.0002</text:p>
          </table:table-cell>
          <table:table-cell table:formula="of:=IF(ABS([.C36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vect-loop-version</text:p>
          </table:table-cell>
          <table:table-cell office:value-type="float" office:value="2.0986" calcext:value-type="float">
            <text:p>2.0986</text:p>
          </table:table-cell>
          <table:table-cell table:formula="of:=[.B37]-[.$G$1]" office:value-type="float" office:value="-0.000199999999999978" calcext:value-type="float">
            <text:p>-0.0002</text:p>
          </table:table-cell>
          <table:table-cell table:formula="of:=IF(ABS([.C37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var-tracking</text:p>
          </table:table-cell>
          <table:table-cell office:value-type="float" office:value="2.0986" calcext:value-type="float">
            <text:p>2.0986</text:p>
          </table:table-cell>
          <table:table-cell table:formula="of:=[.B38]-[.$G$1]" office:value-type="float" office:value="-0.000199999999999978" calcext:value-type="float">
            <text:p>-0.0002</text:p>
          </table:table-cell>
          <table:table-cell table:formula="of:=IF(ABS([.C38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var-tracking-assignments</text:p>
          </table:table-cell>
          <table:table-cell office:value-type="float" office:value="2.0986" calcext:value-type="float">
            <text:p>2.0986</text:p>
          </table:table-cell>
          <table:table-cell table:formula="of:=[.B39]-[.$G$1]" office:value-type="float" office:value="-0.000199999999999978" calcext:value-type="float">
            <text:p>-0.0002</text:p>
          </table:table-cell>
          <table:table-cell table:formula="of:=IF(ABS([.C39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web</text:p>
          </table:table-cell>
          <table:table-cell office:value-type="float" office:value="2.0986" calcext:value-type="float">
            <text:p>2.0986</text:p>
          </table:table-cell>
          <table:table-cell table:formula="of:=[.B40]-[.$G$1]" office:value-type="float" office:value="-0.000199999999999978" calcext:value-type="float">
            <text:p>-0.0002</text:p>
          </table:table-cell>
          <table:table-cell table:formula="of:=IF(ABS([.C40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aggressive-loop-optimizations</text:p>
          </table:table-cell>
          <table:table-cell office:value-type="float" office:value="2.0987" calcext:value-type="float">
            <text:p>2.0987</text:p>
          </table:table-cell>
          <table:table-cell table:formula="of:=[.B41]-[.$G$1]" office:value-type="float" office:value="-0.0000999999999997669" calcext:value-type="float">
            <text:p>-0.0001</text:p>
          </table:table-cell>
          <table:table-cell table:formula="of:=IF(ABS([.C41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asynchronous-unwind-tables</text:p>
          </table:table-cell>
          <table:table-cell office:value-type="float" office:value="2.0987" calcext:value-type="float">
            <text:p>2.0987</text:p>
          </table:table-cell>
          <table:table-cell table:formula="of:=[.B42]-[.$G$1]" office:value-type="float" office:value="-0.0000999999999997669" calcext:value-type="float">
            <text:p>-0.0001</text:p>
          </table:table-cell>
          <table:table-cell table:formula="of:=IF(ABS([.C42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rossjumping</text:p>
          </table:table-cell>
          <table:table-cell office:value-type="float" office:value="2.0987" calcext:value-type="float">
            <text:p>2.0987</text:p>
          </table:table-cell>
          <table:table-cell table:formula="of:=[.B43]-[.$G$1]" office:value-type="float" office:value="-0.0000999999999997669" calcext:value-type="float">
            <text:p>-0.0001</text:p>
          </table:table-cell>
          <table:table-cell table:formula="of:=IF(ABS([.C43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dce</text:p>
          </table:table-cell>
          <table:table-cell office:value-type="float" office:value="2.0987" calcext:value-type="float">
            <text:p>2.0987</text:p>
          </table:table-cell>
          <table:table-cell table:formula="of:=[.B44]-[.$G$1]" office:value-type="float" office:value="-0.0000999999999997669" calcext:value-type="float">
            <text:p>-0.0001</text:p>
          </table:table-cell>
          <table:table-cell table:formula="of:=IF(ABS([.C44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defer-pop</text:p>
          </table:table-cell>
          <table:table-cell office:value-type="float" office:value="2.0987" calcext:value-type="float">
            <text:p>2.0987</text:p>
          </table:table-cell>
          <table:table-cell table:formula="of:=[.B45]-[.$G$1]" office:value-type="float" office:value="-0.0000999999999997669" calcext:value-type="float">
            <text:p>-0.0001</text:p>
          </table:table-cell>
          <table:table-cell table:formula="of:=IF(ABS([.C45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devirtualize</text:p>
          </table:table-cell>
          <table:table-cell office:value-type="float" office:value="2.0987" calcext:value-type="float">
            <text:p>2.0987</text:p>
          </table:table-cell>
          <table:table-cell table:formula="of:=[.B46]-[.$G$1]" office:value-type="float" office:value="-0.0000999999999997669" calcext:value-type="float">
            <text:p>-0.0001</text:p>
          </table:table-cell>
          <table:table-cell table:formula="of:=IF(ABS([.C46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nline-atomics</text:p>
          </table:table-cell>
          <table:table-cell office:value-type="float" office:value="2.0987" calcext:value-type="float">
            <text:p>2.0987</text:p>
          </table:table-cell>
          <table:table-cell table:formula="of:=[.B47]-[.$G$1]" office:value-type="float" office:value="-0.0000999999999997669" calcext:value-type="float">
            <text:p>-0.0001</text:p>
          </table:table-cell>
          <table:table-cell table:formula="of:=IF(ABS([.C47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profile</text:p>
          </table:table-cell>
          <table:table-cell office:value-type="float" office:value="2.0987" calcext:value-type="float">
            <text:p>2.0987</text:p>
          </table:table-cell>
          <table:table-cell table:formula="of:=[.B48]-[.$G$1]" office:value-type="float" office:value="-0.0000999999999997669" calcext:value-type="float">
            <text:p>-0.0001</text:p>
          </table:table-cell>
          <table:table-cell table:formula="of:=IF(ABS([.C48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ra-hoist-pressure</text:p>
          </table:table-cell>
          <table:table-cell office:value-type="float" office:value="2.0987" calcext:value-type="float">
            <text:p>2.0987</text:p>
          </table:table-cell>
          <table:table-cell table:formula="of:=[.B49]-[.$G$1]" office:value-type="float" office:value="-0.0000999999999997669" calcext:value-type="float">
            <text:p>-0.0001</text:p>
          </table:table-cell>
          <table:table-cell table:formula="of:=IF(ABS([.C49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rerun-cse-after-loop</text:p>
          </table:table-cell>
          <table:table-cell office:value-type="float" office:value="2.0987" calcext:value-type="float">
            <text:p>2.0987</text:p>
          </table:table-cell>
          <table:table-cell table:formula="of:=[.B50]-[.$G$1]" office:value-type="float" office:value="-0.0000999999999997669" calcext:value-type="float">
            <text:p>-0.0001</text:p>
          </table:table-cell>
          <table:table-cell table:formula="of:=IF(ABS([.C50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copy-prop</text:p>
          </table:table-cell>
          <table:table-cell office:value-type="float" office:value="2.0987" calcext:value-type="float">
            <text:p>2.0987</text:p>
          </table:table-cell>
          <table:table-cell table:formula="of:=[.B51]-[.$G$1]" office:value-type="float" office:value="-0.0000999999999997669" calcext:value-type="float">
            <text:p>-0.0001</text:p>
          </table:table-cell>
          <table:table-cell table:formula="of:=IF(ABS([.C51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copyrename</text:p>
          </table:table-cell>
          <table:table-cell office:value-type="float" office:value="2.0987" calcext:value-type="float">
            <text:p>2.0987</text:p>
          </table:table-cell>
          <table:table-cell table:formula="of:=[.B52]-[.$G$1]" office:value-type="float" office:value="-0.0000999999999997669" calcext:value-type="float">
            <text:p>-0.0001</text:p>
          </table:table-cell>
          <table:table-cell table:formula="of:=IF(ABS([.C52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loop-ivcanon</text:p>
          </table:table-cell>
          <table:table-cell office:value-type="float" office:value="2.0987" calcext:value-type="float">
            <text:p>2.0987</text:p>
          </table:table-cell>
          <table:table-cell table:formula="of:=[.B53]-[.$G$1]" office:value-type="float" office:value="-0.0000999999999997669" calcext:value-type="float">
            <text:p>-0.0001</text:p>
          </table:table-cell>
          <table:table-cell table:formula="of:=IF(ABS([.C53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partial-pre</text:p>
          </table:table-cell>
          <table:table-cell office:value-type="float" office:value="2.0987" calcext:value-type="float">
            <text:p>2.0987</text:p>
          </table:table-cell>
          <table:table-cell table:formula="of:=[.B54]-[.$G$1]" office:value-type="float" office:value="-0.0000999999999997669" calcext:value-type="float">
            <text:p>-0.0001</text:p>
          </table:table-cell>
          <table:table-cell table:formula="of:=IF(ABS([.C54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tail-merge</text:p>
          </table:table-cell>
          <table:table-cell office:value-type="float" office:value="2.0987" calcext:value-type="float">
            <text:p>2.0987</text:p>
          </table:table-cell>
          <table:table-cell table:formula="of:=[.B55]-[.$G$1]" office:value-type="float" office:value="-0.0000999999999997669" calcext:value-type="float">
            <text:p>-0.0001</text:p>
          </table:table-cell>
          <table:table-cell table:formula="of:=IF(ABS([.C55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vect-cost-model</text:p>
          </table:table-cell>
          <table:table-cell office:value-type="float" office:value="2.0987" calcext:value-type="float">
            <text:p>2.0987</text:p>
          </table:table-cell>
          <table:table-cell table:formula="of:=[.B56]-[.$G$1]" office:value-type="float" office:value="-0.0000999999999997669" calcext:value-type="float">
            <text:p>-0.0001</text:p>
          </table:table-cell>
          <table:table-cell table:formula="of:=IF(ABS([.C56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branch-count-reg</text:p>
          </table:table-cell>
          <table:table-cell office:value-type="float" office:value="2.0988" calcext:value-type="float">
            <text:p>2.0988</text:p>
          </table:table-cell>
          <table:table-cell table:formula="of:=[.B57]-[.$G$1]" office:value-type="float" office:value="0" calcext:value-type="float">
            <text:p>0</text:p>
          </table:table-cell>
          <table:table-cell table:formula="of:=IF(ABS([.C57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gcse-lm</text:p>
          </table:table-cell>
          <table:table-cell office:value-type="float" office:value="2.0988" calcext:value-type="float">
            <text:p>2.0988</text:p>
          </table:table-cell>
          <table:table-cell table:formula="of:=[.B58]-[.$G$1]" office:value-type="float" office:value="0" calcext:value-type="float">
            <text:p>0</text:p>
          </table:table-cell>
          <table:table-cell table:formula="of:=IF(ABS([.C58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peephole</text:p>
          </table:table-cell>
          <table:table-cell office:value-type="float" office:value="2.0988" calcext:value-type="float">
            <text:p>2.0988</text:p>
          </table:table-cell>
          <table:table-cell table:formula="of:=[.B59]-[.$G$1]" office:value-type="float" office:value="0" calcext:value-type="float">
            <text:p>0</text:p>
          </table:table-cell>
          <table:table-cell table:formula="of:=IF(ABS([.C59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rtti</text:p>
          </table:table-cell>
          <table:table-cell office:value-type="float" office:value="2.0988" calcext:value-type="float">
            <text:p>2.0988</text:p>
          </table:table-cell>
          <table:table-cell table:formula="of:=[.B60]-[.$G$1]" office:value-type="float" office:value="0" calcext:value-type="float">
            <text:p>0</text:p>
          </table:table-cell>
          <table:table-cell table:formula="of:=IF(ABS([.C60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hrink-wrap</text:p>
          </table:table-cell>
          <table:table-cell office:value-type="float" office:value="2.0988" calcext:value-type="float">
            <text:p>2.0988</text:p>
          </table:table-cell>
          <table:table-cell table:formula="of:=[.B61]-[.$G$1]" office:value-type="float" office:value="0" calcext:value-type="float">
            <text:p>0</text:p>
          </table:table-cell>
          <table:table-cell table:formula="of:=IF(ABS([.C61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oplevel-reorder</text:p>
          </table:table-cell>
          <table:table-cell office:value-type="float" office:value="2.0988" calcext:value-type="float">
            <text:p>2.0988</text:p>
          </table:table-cell>
          <table:table-cell table:formula="of:=[.B62]-[.$G$1]" office:value-type="float" office:value="0" calcext:value-type="float">
            <text:p>0</text:p>
          </table:table-cell>
          <table:table-cell table:formula="of:=IF(ABS([.C62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ccp</text:p>
          </table:table-cell>
          <table:table-cell office:value-type="float" office:value="2.0988" calcext:value-type="float">
            <text:p>2.0988</text:p>
          </table:table-cell>
          <table:table-cell table:formula="of:=[.B63]-[.$G$1]" office:value-type="float" office:value="0" calcext:value-type="float">
            <text:p>0</text:p>
          </table:table-cell>
          <table:table-cell table:formula="of:=IF(ABS([.C63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vopts</text:p>
          </table:table-cell>
          <table:table-cell office:value-type="float" office:value="2.0989" calcext:value-type="float">
            <text:p>2.0989</text:p>
          </table:table-cell>
          <table:table-cell table:formula="of:=[.B64]-[.$G$1]" office:value-type="float" office:value="0.000100000000000211" calcext:value-type="float">
            <text:p>0.0001</text:p>
          </table:table-cell>
          <table:table-cell table:formula="of:=IF(ABS([.C64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math-errno</text:p>
          </table:table-cell>
          <table:table-cell office:value-type="float" office:value="2.0989" calcext:value-type="float">
            <text:p>2.0989</text:p>
          </table:table-cell>
          <table:table-cell table:formula="of:=[.B65]-[.$G$1]" office:value-type="float" office:value="0.000100000000000211" calcext:value-type="float">
            <text:p>0.0001</text:p>
          </table:table-cell>
          <table:table-cell table:formula="of:=IF(ABS([.C65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move-loop-invariants</text:p>
          </table:table-cell>
          <table:table-cell office:value-type="float" office:value="2.0989" calcext:value-type="float">
            <text:p>2.0989</text:p>
          </table:table-cell>
          <table:table-cell table:formula="of:=[.B66]-[.$G$1]" office:value-type="float" office:value="0.000100000000000211" calcext:value-type="float">
            <text:p>0.0001</text:p>
          </table:table-cell>
          <table:table-cell table:formula="of:=IF(ABS([.C66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optimize-strlen</text:p>
          </table:table-cell>
          <table:table-cell office:value-type="float" office:value="2.0989" calcext:value-type="float">
            <text:p>2.0989</text:p>
          </table:table-cell>
          <table:table-cell table:formula="of:=[.B67]-[.$G$1]" office:value-type="float" office:value="0.000100000000000211" calcext:value-type="float">
            <text:p>0.0001</text:p>
          </table:table-cell>
          <table:table-cell table:formula="of:=IF(ABS([.C67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predictive-commoning</text:p>
          </table:table-cell>
          <table:table-cell office:value-type="float" office:value="2.0989" calcext:value-type="float">
            <text:p>2.0989</text:p>
          </table:table-cell>
          <table:table-cell table:formula="of:=[.B68]-[.$G$1]" office:value-type="float" office:value="0.000100000000000211" calcext:value-type="float">
            <text:p>0.0001</text:p>
          </table:table-cell>
          <table:table-cell table:formula="of:=IF(ABS([.C68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spec</text:p>
          </table:table-cell>
          <table:table-cell office:value-type="float" office:value="2.0989" calcext:value-type="float">
            <text:p>2.0989</text:p>
          </table:table-cell>
          <table:table-cell table:formula="of:=[.B69]-[.$G$1]" office:value-type="float" office:value="0.000100000000000211" calcext:value-type="float">
            <text:p>0.0001</text:p>
          </table:table-cell>
          <table:table-cell table:formula="of:=IF(ABS([.C69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plit-ivs-in-unroller</text:p>
          </table:table-cell>
          <table:table-cell office:value-type="float" office:value="2.0989" calcext:value-type="float">
            <text:p>2.0989</text:p>
          </table:table-cell>
          <table:table-cell table:formula="of:=[.B70]-[.$G$1]" office:value-type="float" office:value="0.000100000000000211" calcext:value-type="float">
            <text:p>0.0001</text:p>
          </table:table-cell>
          <table:table-cell table:formula="of:=IF(ABS([.C70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coalesce-vars</text:p>
          </table:table-cell>
          <table:table-cell office:value-type="float" office:value="2.0989" calcext:value-type="float">
            <text:p>2.0989</text:p>
          </table:table-cell>
          <table:table-cell table:formula="of:=[.B71]-[.$G$1]" office:value-type="float" office:value="0.000100000000000211" calcext:value-type="float">
            <text:p>0.0001</text:p>
          </table:table-cell>
          <table:table-cell table:formula="of:=IF(ABS([.C71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loop-im</text:p>
          </table:table-cell>
          <table:table-cell office:value-type="float" office:value="2.0989" calcext:value-type="float">
            <text:p>2.0989</text:p>
          </table:table-cell>
          <table:table-cell table:formula="of:=[.B72]-[.$G$1]" office:value-type="float" office:value="0.000100000000000211" calcext:value-type="float">
            <text:p>0.0001</text:p>
          </table:table-cell>
          <table:table-cell table:formula="of:=IF(ABS([.C72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sra</text:p>
          </table:table-cell>
          <table:table-cell office:value-type="float" office:value="2.0989" calcext:value-type="float">
            <text:p>2.0989</text:p>
          </table:table-cell>
          <table:table-cell table:formula="of:=[.B73]-[.$G$1]" office:value-type="float" office:value="0.000100000000000211" calcext:value-type="float">
            <text:p>0.0001</text:p>
          </table:table-cell>
          <table:table-cell table:formula="of:=IF(ABS([.C73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align-jumps</text:p>
          </table:table-cell>
          <table:table-cell office:value-type="float" office:value="2.099" calcext:value-type="float">
            <text:p>2.099</text:p>
          </table:table-cell>
          <table:table-cell table:formula="of:=[.B74]-[.$G$1]" office:value-type="float" office:value="0.000200000000000422" calcext:value-type="float">
            <text:p>0.0002</text:p>
          </table:table-cell>
          <table:table-cell table:formula="of:=IF(ABS([.C74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delete-null-pointer-checks</text:p>
          </table:table-cell>
          <table:table-cell office:value-type="float" office:value="2.099" calcext:value-type="float">
            <text:p>2.099</text:p>
          </table:table-cell>
          <table:table-cell table:formula="of:=[.B75]-[.$G$1]" office:value-type="float" office:value="0.000200000000000422" calcext:value-type="float">
            <text:p>0.0002</text:p>
          </table:table-cell>
          <table:table-cell table:formula="of:=IF(ABS([.C75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cp</text:p>
          </table:table-cell>
          <table:table-cell office:value-type="float" office:value="2.099" calcext:value-type="float">
            <text:p>2.099</text:p>
          </table:table-cell>
          <table:table-cell table:formula="of:=[.B76]-[.$G$1]" office:value-type="float" office:value="0.000200000000000422" calcext:value-type="float">
            <text:p>0.0002</text:p>
          </table:table-cell>
          <table:table-cell table:formula="of:=IF(ABS([.C76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pure-const</text:p>
          </table:table-cell>
          <table:table-cell office:value-type="float" office:value="2.099" calcext:value-type="float">
            <text:p>2.099</text:p>
          </table:table-cell>
          <table:table-cell table:formula="of:=[.B77]-[.$G$1]" office:value-type="float" office:value="0.000200000000000422" calcext:value-type="float">
            <text:p>0.0002</text:p>
          </table:table-cell>
          <table:table-cell table:formula="of:=IF(ABS([.C77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phiprop</text:p>
          </table:table-cell>
          <table:table-cell office:value-type="float" office:value="2.099" calcext:value-type="float">
            <text:p>2.099</text:p>
          </table:table-cell>
          <table:table-cell table:formula="of:=[.B78]-[.$G$1]" office:value-type="float" office:value="0.000200000000000422" calcext:value-type="float">
            <text:p>0.0002</text:p>
          </table:table-cell>
          <table:table-cell table:formula="of:=IF(ABS([.C78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optimize-register-move</text:p>
          </table:table-cell>
          <table:table-cell office:value-type="float" office:value="2.0991" calcext:value-type="float">
            <text:p>2.0991</text:p>
          </table:table-cell>
          <table:table-cell table:formula="of:=[.B79]-[.$G$1]" office:value-type="float" office:value="0.000300000000000189" calcext:value-type="float">
            <text:p>0.0003</text:p>
          </table:table-cell>
          <table:table-cell table:formula="of:=IF(ABS([.C79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builtin-call-dce</text:p>
          </table:table-cell>
          <table:table-cell office:value-type="float" office:value="2.0991" calcext:value-type="float">
            <text:p>2.0991</text:p>
          </table:table-cell>
          <table:table-cell table:formula="of:=[.B80]-[.$G$1]" office:value-type="float" office:value="0.000300000000000189" calcext:value-type="float">
            <text:p>0.0003</text:p>
          </table:table-cell>
          <table:table-cell table:formula="of:=IF(ABS([.C80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ter</text:p>
          </table:table-cell>
          <table:table-cell office:value-type="float" office:value="2.0991" calcext:value-type="float">
            <text:p>2.0991</text:p>
          </table:table-cell>
          <table:table-cell table:formula="of:=[.B81]-[.$G$1]" office:value-type="float" office:value="0.000300000000000189" calcext:value-type="float">
            <text:p>0.0003</text:p>
          </table:table-cell>
          <table:table-cell table:formula="of:=IF(ABS([.C81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merge-constants</text:p>
          </table:table-cell>
          <table:table-cell office:value-type="float" office:value="2.0992" calcext:value-type="float">
            <text:p>2.0992</text:p>
          </table:table-cell>
          <table:table-cell table:formula="of:=[.B82]-[.$G$1]" office:value-type="float" office:value="0.0004000000000004" calcext:value-type="float">
            <text:p>0.0004</text:p>
          </table:table-cell>
          <table:table-cell table:formula="of:=IF(ABS([.C82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igned-zeros</text:p>
          </table:table-cell>
          <table:table-cell office:value-type="float" office:value="2.0992" calcext:value-type="float">
            <text:p>2.0992</text:p>
          </table:table-cell>
          <table:table-cell table:formula="of:=[.B83]-[.$G$1]" office:value-type="float" office:value="0.0004000000000004" calcext:value-type="float">
            <text:p>0.0004</text:p>
          </table:table-cell>
          <table:table-cell table:formula="of:=IF(ABS([.C83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dse</text:p>
          </table:table-cell>
          <table:table-cell office:value-type="float" office:value="2.0993" calcext:value-type="float">
            <text:p>2.0993</text:p>
          </table:table-cell>
          <table:table-cell table:formula="of:=[.B84]-[.$G$1]" office:value-type="float" office:value="0.000500000000000167" calcext:value-type="float">
            <text:p>0.0005</text:p>
          </table:table-cell>
          <table:table-cell table:formula="of:=IF(ABS([.C84])&gt;[.$G$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hort-enums</text:p>
          </table:table-cell>
          <table:table-cell office:value-type="float" office:value="2.1" calcext:value-type="float">
            <text:p>2.1</text:p>
          </table:table-cell>
          <table:table-cell table:formula="of:=[.B85]-[.$G$1]" office:value-type="float" office:value="0.00120000000000031" calcext:value-type="float">
            <text:p>0.0012</text:p>
          </table:table-cell>
          <table:table-cell table:formula="of:=IF(ABS([.C85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early-inlining</text:p>
          </table:table-cell>
          <table:table-cell office:value-type="float" office:value="2.1008" calcext:value-type="float">
            <text:p>2.1008</text:p>
          </table:table-cell>
          <table:table-cell table:formula="of:=[.B86]-[.$G$1]" office:value-type="float" office:value="0.00200000000000022" calcext:value-type="float">
            <text:p>0.002</text:p>
          </table:table-cell>
          <table:table-cell table:formula="of:=IF(ABS([.C86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forwprop</text:p>
          </table:table-cell>
          <table:table-cell office:value-type="float" office:value="2.1014" calcext:value-type="float">
            <text:p>2.1014</text:p>
          </table:table-cell>
          <table:table-cell table:formula="of:=[.B87]-[.$G$1]" office:value-type="float" office:value="0.00260000000000016" calcext:value-type="float">
            <text:p>0.0026</text:p>
          </table:table-cell>
          <table:table-cell table:formula="of:=IF(ABS([.C87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hread-jumps</text:p>
          </table:table-cell>
          <table:table-cell office:value-type="float" office:value="2.1018" calcext:value-type="float">
            <text:p>2.1018</text:p>
          </table:table-cell>
          <table:table-cell table:formula="of:=[.B88]-[.$G$1]" office:value-type="float" office:value="0.00300000000000011" calcext:value-type="float">
            <text:p>0.003</text:p>
          </table:table-cell>
          <table:table-cell table:formula="of:=IF(ABS([.C88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align-loops</text:p>
          </table:table-cell>
          <table:table-cell office:value-type="float" office:value="2.1019" calcext:value-type="float">
            <text:p>2.1019</text:p>
          </table:table-cell>
          <table:table-cell table:formula="of:=[.B89]-[.$G$1]" office:value-type="float" office:value="0.00310000000000032" calcext:value-type="float">
            <text:p>0.0031</text:p>
          </table:table-cell>
          <table:table-cell table:formula="of:=IF(ABS([.C89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f-conversion</text:p>
          </table:table-cell>
          <table:table-cell office:value-type="float" office:value="2.1019" calcext:value-type="float">
            <text:p>2.1019</text:p>
          </table:table-cell>
          <table:table-cell table:formula="of:=[.B90]-[.$G$1]" office:value-type="float" office:value="0.00310000000000032" calcext:value-type="float">
            <text:p>0.0031</text:p>
          </table:table-cell>
          <table:table-cell table:formula="of:=IF(ABS([.C90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switch-conversion</text:p>
          </table:table-cell>
          <table:table-cell office:value-type="float" office:value="2.1019" calcext:value-type="float">
            <text:p>2.1019</text:p>
          </table:table-cell>
          <table:table-cell table:formula="of:=[.B91]-[.$G$1]" office:value-type="float" office:value="0.00310000000000032" calcext:value-type="float">
            <text:p>0.0031</text:p>
          </table:table-cell>
          <table:table-cell table:formula="of:=IF(ABS([.C91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loop-distribute-patterns</text:p>
          </table:table-cell>
          <table:table-cell office:value-type="float" office:value="2.102" calcext:value-type="float">
            <text:p>2.102</text:p>
          </table:table-cell>
          <table:table-cell table:formula="of:=[.B92]-[.$G$1]" office:value-type="float" office:value="0.00320000000000009" calcext:value-type="float">
            <text:p>0.0032</text:p>
          </table:table-cell>
          <table:table-cell table:formula="of:=IF(ABS([.C92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unit-at-a-time</text:p>
          </table:table-cell>
          <table:table-cell office:value-type="float" office:value="2.102" calcext:value-type="float">
            <text:p>2.102</text:p>
          </table:table-cell>
          <table:table-cell table:formula="of:=[.B93]-[.$G$1]" office:value-type="float" office:value="0.00320000000000009" calcext:value-type="float">
            <text:p>0.0032</text:p>
          </table:table-cell>
          <table:table-cell table:formula="of:=IF(ABS([.C93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apping-math</text:p>
          </table:table-cell>
          <table:table-cell office:value-type="float" office:value="2.1021" calcext:value-type="float">
            <text:p>2.1021</text:p>
          </table:table-cell>
          <table:table-cell table:formula="of:=[.B94]-[.$G$1]" office:value-type="float" office:value="0.0033000000000003" calcext:value-type="float">
            <text:p>0.0033</text:p>
          </table:table-cell>
          <table:table-cell table:formula="of:=IF(ABS([.C94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slp-vectorize</text:p>
          </table:table-cell>
          <table:table-cell office:value-type="float" office:value="2.1021" calcext:value-type="float">
            <text:p>2.1021</text:p>
          </table:table-cell>
          <table:table-cell table:formula="of:=[.B95]-[.$G$1]" office:value-type="float" office:value="0.0033000000000003" calcext:value-type="float">
            <text:p>0.0033</text:p>
          </table:table-cell>
          <table:table-cell table:formula="of:=IF(ABS([.C95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sra</text:p>
          </table:table-cell>
          <table:table-cell office:value-type="float" office:value="2.1022" calcext:value-type="float">
            <text:p>2.1022</text:p>
          </table:table-cell>
          <table:table-cell table:formula="of:=[.B96]-[.$G$1]" office:value-type="float" office:value="0.00340000000000007" calcext:value-type="float">
            <text:p>0.0034</text:p>
          </table:table-cell>
          <table:table-cell table:formula="of:=IF(ABS([.C96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cp-clone</text:p>
          </table:table-cell>
          <table:table-cell office:value-type="float" office:value="2.1025" calcext:value-type="float">
            <text:p>2.1025</text:p>
          </table:table-cell>
          <table:table-cell table:formula="of:=[.B97]-[.$G$1]" office:value-type="float" office:value="0.00370000000000026" calcext:value-type="float">
            <text:p>0.0037</text:p>
          </table:table-cell>
          <table:table-cell table:formula="of:=IF(ABS([.C97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peephole2</text:p>
          </table:table-cell>
          <table:table-cell office:value-type="float" office:value="2.1031" calcext:value-type="float">
            <text:p>2.1031</text:p>
          </table:table-cell>
          <table:table-cell table:formula="of:=[.B98]-[.$G$1]" office:value-type="float" office:value="0.00430000000000019" calcext:value-type="float">
            <text:p>0.0043</text:p>
          </table:table-cell>
          <table:table-cell table:formula="of:=IF(ABS([.C98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ommon</text:p>
          </table:table-cell>
          <table:table-cell office:value-type="float" office:value="2.1039" calcext:value-type="float">
            <text:p>2.1039</text:p>
          </table:table-cell>
          <table:table-cell table:formula="of:=[.B99]-[.$G$1]" office:value-type="float" office:value="0.0051000000000001" calcext:value-type="float">
            <text:p>0.0051</text:p>
          </table:table-cell>
          <table:table-cell table:formula="of:=IF(ABS([.C99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cselim</text:p>
          </table:table-cell>
          <table:table-cell office:value-type="float" office:value="2.1052" calcext:value-type="float">
            <text:p>2.1052</text:p>
          </table:table-cell>
          <table:table-cell table:formula="of:=[.B100]-[.$G$1]" office:value-type="float" office:value="0.00640000000000018" calcext:value-type="float">
            <text:p>0.0064</text:p>
          </table:table-cell>
          <table:table-cell table:formula="of:=IF(ABS([.C100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vrp</text:p>
          </table:table-cell>
          <table:table-cell office:value-type="float" office:value="2.1117" calcext:value-type="float">
            <text:p>2.1117</text:p>
          </table:table-cell>
          <table:table-cell table:formula="of:=[.B101]-[.$G$1]" office:value-type="float" office:value="0.0129000000000001" calcext:value-type="float">
            <text:p>0.0129</text:p>
          </table:table-cell>
          <table:table-cell table:formula="of:=IF(ABS([.C101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nline-functions-called-once</text:p>
          </table:table-cell>
          <table:table-cell office:value-type="float" office:value="2.1149" calcext:value-type="float">
            <text:p>2.1149</text:p>
          </table:table-cell>
          <table:table-cell table:formula="of:=[.B102]-[.$G$1]" office:value-type="float" office:value="0.0161000000000002" calcext:value-type="float">
            <text:p>0.0161</text:p>
          </table:table-cell>
          <table:table-cell table:formula="of:=IF(ABS([.C102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f-conversion2</text:p>
          </table:table-cell>
          <table:table-cell office:value-type="float" office:value="2.1151" calcext:value-type="float">
            <text:p>2.1151</text:p>
          </table:table-cell>
          <table:table-cell table:formula="of:=[.B103]-[.$G$1]" office:value-type="float" office:value="0.0163000000000002" calcext:value-type="float">
            <text:p>0.0163</text:p>
          </table:table-cell>
          <table:table-cell table:formula="of:=IF(ABS([.C103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prop-registers</text:p>
          </table:table-cell>
          <table:table-cell office:value-type="float" office:value="2.1152" calcext:value-type="float">
            <text:p>2.1152</text:p>
          </table:table-cell>
          <table:table-cell table:formula="of:=[.B104]-[.$G$1]" office:value-type="float" office:value="0.0164000000000004" calcext:value-type="float">
            <text:p>0.0164</text:p>
          </table:table-cell>
          <table:table-cell table:formula="of:=IF(ABS([.C104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group-heuristic</text:p>
          </table:table-cell>
          <table:table-cell office:value-type="float" office:value="2.1152" calcext:value-type="float">
            <text:p>2.1152</text:p>
          </table:table-cell>
          <table:table-cell table:formula="of:=[.B105]-[.$G$1]" office:value-type="float" office:value="0.0164000000000004" calcext:value-type="float">
            <text:p>0.0164</text:p>
          </table:table-cell>
          <table:table-cell table:formula="of:=IF(ABS([.C105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reference</text:p>
          </table:table-cell>
          <table:table-cell office:value-type="float" office:value="2.1153" calcext:value-type="float">
            <text:p>2.1153</text:p>
          </table:table-cell>
          <table:table-cell table:formula="of:=[.B106]-[.$G$1]" office:value-type="float" office:value="0.0165000000000002" calcext:value-type="float">
            <text:p>0.0165</text:p>
          </table:table-cell>
          <table:table-cell table:formula="of:=IF(ABS([.C106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trict-aliasing</text:p>
          </table:table-cell>
          <table:table-cell office:value-type="float" office:value="2.1282" calcext:value-type="float">
            <text:p>2.1282</text:p>
          </table:table-cell>
          <table:table-cell table:formula="of:=[.B107]-[.$G$1]" office:value-type="float" office:value="0.0294000000000003" calcext:value-type="float">
            <text:p>0.0294</text:p>
          </table:table-cell>
          <table:table-cell table:formula="of:=IF(ABS([.C107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dse</text:p>
          </table:table-cell>
          <table:table-cell office:value-type="float" office:value="2.1314" calcext:value-type="float">
            <text:p>2.1314</text:p>
          </table:table-cell>
          <table:table-cell table:formula="of:=[.B108]-[.$G$1]" office:value-type="float" office:value="0.0326000000000004" calcext:value-type="float">
            <text:p>0.0326</text:p>
          </table:table-cell>
          <table:table-cell table:formula="of:=IF(ABS([.C108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last-insn-heuristic</text:p>
          </table:table-cell>
          <table:table-cell office:value-type="float" office:value="2.1315" calcext:value-type="float">
            <text:p>2.1315</text:p>
          </table:table-cell>
          <table:table-cell table:formula="of:=[.B109]-[.$G$1]" office:value-type="float" office:value="0.0327000000000002" calcext:value-type="float">
            <text:p>0.0327</text:p>
          </table:table-cell>
          <table:table-cell table:formula="of:=IF(ABS([.C109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sink</text:p>
          </table:table-cell>
          <table:table-cell office:value-type="float" office:value="2.1364" calcext:value-type="float">
            <text:p>2.1364</text:p>
          </table:table-cell>
          <table:table-cell table:formula="of:=[.B110]-[.$G$1]" office:value-type="float" office:value="0.0376000000000003" calcext:value-type="float">
            <text:p>0.0376</text:p>
          </table:table-cell>
          <table:table-cell table:formula="of:=IF(ABS([.C110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reorder-blocks</text:p>
          </table:table-cell>
          <table:table-cell office:value-type="float" office:value="2.137" calcext:value-type="float">
            <text:p>2.137</text:p>
          </table:table-cell>
          <table:table-cell table:formula="of:=[.B111]-[.$G$1]" office:value-type="float" office:value="0.0382000000000002" calcext:value-type="float">
            <text:p>0.0382</text:p>
          </table:table-cell>
          <table:table-cell table:formula="of:=IF(ABS([.C111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ch</text:p>
          </table:table-cell>
          <table:table-cell office:value-type="float" office:value="2.1511" calcext:value-type="float">
            <text:p>2.1511</text:p>
          </table:table-cell>
          <table:table-cell table:formula="of:=[.B112]-[.$G$1]" office:value-type="float" office:value="0.0523000000000002" calcext:value-type="float">
            <text:p>0.0523</text:p>
          </table:table-cell>
          <table:table-cell table:formula="of:=IF(ABS([.C112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dce</text:p>
          </table:table-cell>
          <table:table-cell office:value-type="float" office:value="2.1641" calcext:value-type="float">
            <text:p>2.1641</text:p>
          </table:table-cell>
          <table:table-cell table:formula="of:=[.B113]-[.$G$1]" office:value-type="float" office:value="0.0653000000000001" calcext:value-type="float">
            <text:p>0.0653</text:p>
          </table:table-cell>
          <table:table-cell table:formula="of:=IF(ABS([.C113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gcse</text:p>
          </table:table-cell>
          <table:table-cell office:value-type="float" office:value="2.1648" calcext:value-type="float">
            <text:p>2.1648</text:p>
          </table:table-cell>
          <table:table-cell table:formula="of:=[.B114]-[.$G$1]" office:value-type="float" office:value="0.0660000000000003" calcext:value-type="float">
            <text:p>0.066</text:p>
          </table:table-cell>
          <table:table-cell table:formula="of:=IF(ABS([.C114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ule-insns2</text:p>
          </table:table-cell>
          <table:table-cell office:value-type="float" office:value="2.2407" calcext:value-type="float">
            <text:p>2.2407</text:p>
          </table:table-cell>
          <table:table-cell table:formula="of:=[.B115]-[.$G$1]" office:value-type="float" office:value="0.1419" calcext:value-type="float">
            <text:p>0.1419</text:p>
          </table:table-cell>
          <table:table-cell table:formula="of:=IF(ABS([.C115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guess-branch-probability</text:p>
          </table:table-cell>
          <table:table-cell office:value-type="float" office:value="2.2471" calcext:value-type="float">
            <text:p>2.2471</text:p>
          </table:table-cell>
          <table:table-cell table:formula="of:=[.B116]-[.$G$1]" office:value-type="float" office:value="0.1483" calcext:value-type="float">
            <text:p>0.1483</text:p>
          </table:table-cell>
          <table:table-cell table:formula="of:=IF(ABS([.C116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nline-functions</text:p>
          </table:table-cell>
          <table:table-cell office:value-type="float" office:value="2.2624" calcext:value-type="float">
            <text:p>2.2624</text:p>
          </table:table-cell>
          <table:table-cell table:formula="of:=[.B117]-[.$G$1]" office:value-type="float" office:value="0.1636" calcext:value-type="float">
            <text:p>0.1636</text:p>
          </table:table-cell>
          <table:table-cell table:formula="of:=IF(ABS([.C117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critical-path-heuristic</text:p>
          </table:table-cell>
          <table:table-cell office:value-type="float" office:value="2.3026" calcext:value-type="float">
            <text:p>2.3026</text:p>
          </table:table-cell>
          <table:table-cell table:formula="of:=[.B118]-[.$G$1]" office:value-type="float" office:value="0.2038" calcext:value-type="float">
            <text:p>0.2038</text:p>
          </table:table-cell>
          <table:table-cell table:formula="of:=IF(ABS([.C118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nline-small-functions</text:p>
          </table:table-cell>
          <table:table-cell office:value-type="float" office:value="2.4975" calcext:value-type="float">
            <text:p>2.4975</text:p>
          </table:table-cell>
          <table:table-cell table:formula="of:=[.B119]-[.$G$1]" office:value-type="float" office:value="0.3987" calcext:value-type="float">
            <text:p>0.3987</text:p>
          </table:table-cell>
          <table:table-cell table:formula="of:=IF(ABS([.C119])&gt;[.$G$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nline</text:p>
          </table:table-cell>
          <table:table-cell office:value-type="float" office:value="3.6508" calcext:value-type="float">
            <text:p>3.6508</text:p>
          </table:table-cell>
          <table:table-cell table:formula="of:=[.B120]-[.$G$1]" office:value-type="float" office:value="1.552" calcext:value-type="float">
            <text:p>1.552</text:p>
          </table:table-cell>
          <table:table-cell table:formula="of:=IF(ABS([.C120])&gt;[.$G$2])" office:value-type="boolean" office:boolean-value="true" calcext:value-type="boolean">
            <text:p>TRU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lag_result.A2:flag_result.B12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6T00:46:34.673811121</dc:date>
    <meta:editing-duration>PT8M42S</meta:editing-duration>
    <meta:editing-cycles>1</meta:editing-cycles>
    <meta:document-statistic meta:table-count="1" meta:cell-count="495" meta:object-count="0"/>
    <meta:generator>LibreOffice/5.1.6.2$Linux_X86_64 LibreOffice_project/10m0$Build-2</meta:generator>
  </office:meta>
</office:document-meta>
</file>